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adornments="Regular" style:font-family-generic="swiss"/>
    <style:font-face style:name="Lucida Console" svg:font-family="'Lucida Console'" style:font-adornments="Regular" style:font-family-generic="swiss"/>
    <style:font-face style:name="Monospace" svg:font-family="Monospace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b6e5" officeooo:paragraph-rsid="0012b6e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d543a" officeooo:paragraph-rsid="001d543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38da20" officeooo:paragraph-rsid="0038da2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4264aa" officeooo:paragraph-rsid="00427f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264aa" officeooo:paragraph-rsid="0046ab2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51f82f" officeooo:paragraph-rsid="0051f82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5b0979" officeooo:paragraph-rsid="005b097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6be9f3" officeooo:paragraph-rsid="006eb7c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142e1a" officeooo:paragraph-rsid="00142e1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42e1a" officeooo:paragraph-rsid="00142e1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d543a" officeooo:paragraph-rsid="001d6a6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eec6f" officeooo:paragraph-rsid="001ffa7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49d330" officeooo:paragraph-rsid="0050348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4b451b" officeooo:paragraph-rsid="004b451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5a902f" officeooo:paragraph-rsid="0050348a" style:font-weight-asian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font-weight="normal" officeooo:rsid="0049d330" officeooo:paragraph-rsid="0050348a" style:font-weight-asian="normal" style:font-weight-complex="normal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1d543a" officeooo:paragraph-rsid="001d6a6b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normal" officeooo:rsid="001d543a" officeooo:paragraph-rsid="00410356" style:font-weight-asian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weight="normal" officeooo:rsid="001d543a" officeooo:paragraph-rsid="0045f162" style:font-weight-asian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weight="normal" officeooo:rsid="0049d330" officeooo:paragraph-rsid="0049d330" style:font-weight-asian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weight="normal" officeooo:rsid="0049d330" officeooo:paragraph-rsid="0050348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49d330" officeooo:paragraph-rsid="0050348a" style:font-weight-asian="normal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fo:font-weight="normal" officeooo:rsid="005cd697" officeooo:paragraph-rsid="005cd697" style:font-weight-asian="normal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fo:font-weight="normal" officeooo:rsid="005e7525" officeooo:paragraph-rsid="005e7525" style:font-weight-asian="normal" style:font-weight-complex="normal"/>
    </style:style>
    <style:style style:name="P26" style:family="paragraph" style:parent-style-name="Standard" style:list-style-name="L9">
      <style:paragraph-properties fo:text-align="start" style:justify-single-word="false"/>
      <style:text-properties fo:font-weight="normal" officeooo:rsid="005e7525" officeooo:paragraph-rsid="0074adfb" style:font-weight-asian="normal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fo:font-weight="normal" officeooo:rsid="005e7525" officeooo:paragraph-rsid="007504d3" style:font-weight-asian="normal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fo:font-weight="normal" officeooo:rsid="006a75dc" officeooo:paragraph-rsid="006a75dc" style:font-weight-asian="normal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fo:font-weight="normal" officeooo:rsid="00752326" officeooo:paragraph-rsid="00752326" style:font-weight-asian="normal" style:font-weight-complex="normal"/>
    </style:style>
    <style:style style:name="P30" style:family="paragraph" style:parent-style-name="Standard" style:list-style-name="L9">
      <style:paragraph-properties fo:text-align="start" style:justify-single-word="false"/>
      <style:text-properties fo:font-weight="normal" officeooo:rsid="007436b2" officeooo:paragraph-rsid="007436b2" style:font-weight-asian="normal" style:font-weight-complex="normal"/>
    </style:style>
    <style:style style:name="P31" style:family="paragraph" style:parent-style-name="Standard" style:list-style-name="L9">
      <style:paragraph-properties fo:text-align="start" style:justify-single-word="false"/>
      <style:text-properties fo:font-weight="normal" officeooo:rsid="007436b2" officeooo:paragraph-rsid="007a5b60" style:font-weight-asian="normal" style:font-weight-complex="normal"/>
    </style:style>
    <style:style style:name="P32" style:family="paragraph" style:parent-style-name="Standard" style:list-style-name="L9">
      <style:paragraph-properties fo:text-align="start" style:justify-single-word="false"/>
      <style:text-properties fo:font-weight="normal" officeooo:rsid="007436b2" officeooo:paragraph-rsid="007e5975" style:font-weight-asian="normal" style:font-weight-complex="normal"/>
    </style:style>
    <style:style style:name="P33" style:family="paragraph" style:parent-style-name="Standard" style:list-style-name="L9">
      <style:paragraph-properties fo:text-align="start" style:justify-single-word="false"/>
      <style:text-properties fo:font-weight="normal" officeooo:rsid="007ba815" officeooo:paragraph-rsid="007ba815" style:font-weight-asian="normal" style:font-weight-complex="normal"/>
    </style:style>
    <style:style style:name="P34" style:family="paragraph" style:parent-style-name="Standard" style:list-style-name="L9">
      <style:paragraph-properties fo:text-align="start" style:justify-single-word="false"/>
      <style:text-properties fo:font-weight="normal" officeooo:rsid="007efc92" officeooo:paragraph-rsid="007efc92" style:font-weight-asian="normal" style:font-weight-complex="normal"/>
    </style:style>
    <style:style style:name="P35" style:family="paragraph" style:parent-style-name="Standard" style:list-style-name="L9">
      <style:paragraph-properties fo:text-align="start" style:justify-single-word="false"/>
      <style:text-properties fo:font-weight="normal" officeooo:rsid="00826fe0" officeooo:paragraph-rsid="008377bc" style:font-weight-asian="normal" style:font-weight-complex="normal"/>
    </style:style>
    <style:style style:name="P36" style:family="paragraph" style:parent-style-name="Standard" style:list-style-name="L9">
      <style:paragraph-properties fo:text-align="start" style:justify-single-word="false"/>
      <style:text-properties fo:font-weight="normal" officeooo:rsid="00826fe0" officeooo:paragraph-rsid="0089dd32" style:font-weight-asian="normal" style:font-weight-complex="normal"/>
    </style:style>
    <style:style style:name="P37" style:family="paragraph" style:parent-style-name="Standard" style:list-style-name="L9">
      <style:paragraph-properties fo:text-align="start" style:justify-single-word="false"/>
      <style:text-properties fo:font-weight="normal" officeooo:rsid="00826fe0" officeooo:paragraph-rsid="008deaf8" style:font-weight-asian="normal" style:font-weight-complex="normal"/>
    </style:style>
    <style:style style:name="P38" style:family="paragraph" style:parent-style-name="Standard" style:list-style-name="L9">
      <style:paragraph-properties fo:text-align="start" style:justify-single-word="false"/>
      <style:text-properties fo:font-weight="normal" officeooo:rsid="0090ef9e" officeooo:paragraph-rsid="0090ef9e" style:font-weight-asian="normal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officeooo:paragraph-rsid="0058c9f9"/>
    </style:style>
    <style:style style:name="P40" style:family="paragraph" style:parent-style-name="Text_20_body" style:list-style-name="L9"/>
    <style:style style:name="P41" style:family="paragraph" style:parent-style-name="Text_20_body" style:list-style-name="L9">
      <style:text-properties officeooo:rsid="0085fe0a" officeooo:paragraph-rsid="0085fe0a"/>
    </style:style>
    <style:style style:name="P42" style:family="paragraph" style:parent-style-name="Text_20_body" style:list-style-name="L9">
      <style:text-properties officeooo:rsid="0085fe0a" officeooo:paragraph-rsid="008d2677"/>
    </style:style>
    <style:style style:name="T1" style:family="text">
      <style:text-properties officeooo:rsid="0015637e"/>
    </style:style>
    <style:style style:name="T2" style:family="text">
      <style:text-properties officeooo:rsid="001d6a6b"/>
    </style:style>
    <style:style style:name="T3" style:family="text">
      <style:text-properties fo:font-weight="normal" officeooo:rsid="0049d330" style:font-weight-asian="normal" style:font-weight-complex="normal"/>
    </style:style>
    <style:style style:name="T4" style:family="text">
      <style:text-properties fo:font-weight="normal" officeooo:rsid="0058c9f9" style:font-weight-asian="normal" style:font-weight-complex="normal"/>
    </style:style>
    <style:style style:name="T5" style:family="text">
      <style:text-properties fo:font-weight="normal" officeooo:rsid="0085141f" style:font-weight-asian="normal" style:font-weight-complex="normal"/>
    </style:style>
    <style:style style:name="T6" style:family="text">
      <style:text-properties fo:font-weight="normal" officeooo:rsid="0090ef9e" style:font-weight-asian="normal" style:font-weight-complex="normal"/>
    </style:style>
    <style:style style:name="T7" style:family="text">
      <style:text-properties officeooo:rsid="003fb4fc"/>
    </style:style>
    <style:style style:name="T8" style:family="text">
      <style:text-properties officeooo:rsid="00410356"/>
    </style:style>
    <style:style style:name="T9" style:family="text">
      <style:text-properties fo:color="#000000" style:font-name="Courier New" fo:font-size="10pt" style:font-size-asian="10pt"/>
    </style:style>
    <style:style style:name="T10" style:family="text">
      <style:text-properties officeooo:rsid="00427fa4"/>
    </style:style>
    <style:style style:name="T11" style:family="text">
      <style:text-properties officeooo:rsid="0045f162"/>
    </style:style>
    <style:style style:name="T12" style:family="text">
      <style:text-properties officeooo:rsid="00473e78"/>
    </style:style>
    <style:style style:name="T13" style:family="text">
      <style:text-properties officeooo:rsid="0049d33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73e78" style:font-weight-asian="bold" style:font-weight-complex="bold"/>
    </style:style>
    <style:style style:name="T16" style:family="text">
      <style:text-properties officeooo:rsid="004b4c7e"/>
    </style:style>
    <style:style style:name="T17" style:family="text">
      <style:text-properties officeooo:rsid="004e7604"/>
    </style:style>
    <style:style style:name="T18" style:family="text">
      <style:text-properties officeooo:rsid="0053e32e"/>
    </style:style>
    <style:style style:name="T19" style:family="text">
      <style:text-properties officeooo:rsid="00574407"/>
    </style:style>
    <style:style style:name="T20" style:family="text">
      <style:text-properties officeooo:rsid="005e7525"/>
    </style:style>
    <style:style style:name="T21" style:family="text">
      <style:text-properties officeooo:rsid="005e9638"/>
    </style:style>
    <style:style style:name="T22" style:family="text">
      <style:text-properties fo:color="#0000c0" style:font-name="Monospace" fo:font-size="10pt" officeooo:rsid="00615985" style:font-size-asian="10pt"/>
    </style:style>
    <style:style style:name="T23" style:family="text">
      <style:text-properties officeooo:rsid="00680c28"/>
    </style:style>
    <style:style style:name="T24" style:family="text">
      <style:text-properties officeooo:rsid="006e21d3"/>
    </style:style>
    <style:style style:name="T25" style:family="text">
      <style:text-properties officeooo:rsid="007a5b60"/>
    </style:style>
    <style:style style:name="T26" style:family="text">
      <style:text-properties officeooo:rsid="007e5975"/>
    </style:style>
    <style:style style:name="T27" style:family="text">
      <style:text-properties officeooo:rsid="0080ef19"/>
    </style:style>
    <style:style style:name="T28" style:family="text">
      <style:text-properties officeooo:rsid="008377bc"/>
    </style:style>
    <style:style style:name="T29" style:family="text">
      <style:text-properties officeooo:rsid="0088b26d"/>
    </style:style>
    <style:style style:name="T30" style:family="text">
      <style:text-properties officeooo:rsid="0089dd32"/>
    </style:style>
    <style:style style:name="T31" style:family="text">
      <style:text-properties officeooo:rsid="008dea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GENTO CRAZY</text:p>
      <text:p text:style-name="P9">(www <text:span text:style-name="T1">=</text:span>&gt; magento-crazy)</text:p>
      <text:p text:style-name="P9"/>
      <text:p text:style-name="P9"/>
      <text:p text:style-name="P9"/>
      <text:p text:style-name="P2">Install Magento</text:p>
      <text:p text:style-name="P9"/>
      <text:list xml:id="list8559302237220173114" text:style-name="L1">
        <text:list-item>
          <text:p text:style-name="P18">commit =&gt; <text:span text:style-name="T2">03604ee7eb2d07a08a481719cd52bf5b9d375291<text:line-break/></text:span></text:p>
        </text:list-item>
      </text:list>
      <text:p text:style-name="P3"><text:span text:style-name="T7">Trace</text:span> index.php till Mage.php is included</text:p>
      <text:p text:style-name="P11"/>
      <text:list xml:id="list2431471882469289684" text:style-name="L2">
        <text:list-item>
          <text:p text:style-name="P19">commit =&gt; <text:span text:style-name="T8">c34b27b3d44772e4b782cfacb786579fcc0500ed</text:span></text:p>
        </text:list-item>
      </text:list>
      <text:p text:style-name="P11"/>
      <text:p text:style-name="P4">Trace Mage.php till <text:span text:style-name="T10">Mage::register()</text:span></text:p>
      <text:p text:style-name="P11"/>
      <text:list xml:id="list7703381163369404638" text:style-name="L3">
        <text:list-item>
          <text:p text:style-name="P20">commit =&gt; <text:span text:style-name="T11">65109d16c3435b21d5af151cdd7a48b4039d151c</text:span></text:p>
        </text:list-item>
      </text:list>
      <text:p text:style-name="P11"/>
      <text:p text:style-name="P5">Trace Mage.php till <text:span text:style-name="T12">Varien_Autoload::register()</text:span></text:p>
      <text:p text:style-name="P11"/>
      <text:list xml:id="list665206086700678207" text:style-name="L4">
        <text:list-item>
          <text:p text:style-name="P21">commit =&gt; 9cf29f6d000c9c6454858382fbd3fb14b3e19124</text:p>
        </text:list-item>
      </text:list>
      <text:p text:style-name="P10"/>
      <text:p text:style-name="P14"><text:span text:style-name="T14">Trace </text:span><text:span text:style-name="T15">Varien_Autoload::register()</text:span><text:span text:style-name="T14"> execution</text:span> <text:span text:style-name="T16">(autoloading is implemented in this step)</text:span></text:p>
      <text:p text:style-name="P10"/>
      <text:list xml:id="list476735860193568757" text:style-name="L5">
        <text:list-item>
          <text:p text:style-name="P22">commit =&gt; <text:span text:style-name="T17">4d4023f8fb7026c17e262481db2592734109ee92<text:line-break/></text:span></text:p>
        </text:list-item>
      </text:list>
      <text:p text:style-name="P6">Back <text:span text:style-name="T19">t</text:span>o <text:span text:style-name="T19">tracing </text:span>Index.php till Mage::run() exec<text:span text:style-name="T18">u</text:span>tion</text:p>
      <text:p text:style-name="P13"/>
      <text:list xml:id="list5943507172519840939" text:style-name="L6">
        <text:list-item>
          <text:p text:style-name="P39"><text:span text:style-name="T3">commit =&gt; </text:span><text:span text:style-name="T4">f536f9c565d4998e2229e0bffb78bc6da6619192</text:span></text:p>
        </text:list-item>
      </text:list>
      <text:p text:style-name="P15"/>
      <text:p text:style-name="P7">Start tracing Mage::run() &amp; A taste of what Varien_Profiler does</text:p>
      <text:p text:style-name="P13"/>
      <text:list xml:id="list31844509108275836" text:style-name="L7">
        <text:list-item>
          <text:p text:style-name="P24"><text:span text:style-name="T13">commit =&gt; </text:span>68fdc83b21490a8f022f189065bf96fe30637171</text:p>
        </text:list-item>
        <text:list-item>
          <text:p text:style-name="P25">commit =&gt; 88b810ed7eb4895c57f00da72ecdd49f5b6f26f5</text:p>
        </text:list-item>
      </text:list>
      <text:p text:style-name="P13"/>
      <text:p text:style-name="P17"><text:span text:style-name="T21">Setting application root, Instantiating</text:span><text:span text:style-name="T22"> </text:span>Mage_Core_Model_App <text:span text:style-name="T23">&amp; </text:span>Varien_Event_Collection</text:p>
      <text:p text:style-name="P13"/>
      <text:list xml:id="list3614840196796779106" text:style-name="L8">
        <text:list-item>
          <text:p text:style-name="P28"><text:span text:style-name="T20">commit =&gt; </text:span>ab727b89a1d4799fc9526715529537db35e03f7c</text:p>
        </text:list-item>
      </text:list>
      <text:p text:style-name="P13"/>
      <text:p text:style-name="P8"><text:span text:style-name="T24">Trace</text:span> <text:span text:style-name="T24">Config Model in </text:span>Mage::run<text:span text:style-name="T24">() </text:span></text:p>
      <text:p text:style-name="P13"/>
      <text:list xml:id="list7633748539106511252" text:style-name="L9">
        <text:list-item>
          <text:p text:style-name="P29">Trace Config Model in Mage::run() =&gt; just the _setConfigModel call traced<text:line-break/></text:p>
          <text:list>
            <text:list-item>
              <text:p text:style-name="P26">commit =&gt; afd1a9657c17e9c0fdad97201fe4f19c67bdf805<text:line-break/></text:p>
            </text:list-item>
          </text:list>
        </text:list-item>
        <text:list-item>
          <text:p text:style-name="P30">Trace Config Model in Mage::run() =&gt; _setConfigModel() =&gt; Mage_Core_Model_Config-&gt;__construct() =&gt; Varien_Simplexml_Config-&gt;setCacheId()<text:line-break/></text:p>
          <text:list>
            <text:list-item>
              <text:p text:style-name="P27">commit =&gt; aee8e2803094f4cada4bdbb90a8a3fc1583622fc<text:line-break/></text:p>
            </text:list-item>
          </text:list>
        </text:list-item>
        <text:list-item>
          <text:p text:style-name="P31">Trace Config Model in Mage::run() =&gt; _setConfigModel() =&gt; Mage_Core_Model_Config-&gt;__construct() =&gt; <text:span text:style-name="T25">Mage_Core_Model_Config_Options-&gt;_construct()<text:line-break/></text:span></text:p>
          <text:list>
            <text:list-item>
              <text:p text:style-name="P33">commit =&gt; 408ad3aaa262d31b38331ff6ce6090b7e3acac95<text:line-break/></text:p>
            </text:list-item>
          </text:list>
        </text:list-item>
        <text:list-item>
          <text:p text:style-name="P32">Mage_Core_Model_Config <text:span text:style-name="T26">extends Varien_Object<text:line-break/></text:span></text:p>
          <text:list>
            <text:list-item>
              <text:p text:style-name="P34">commit =&gt; d1d2013e4d07f1dd127805d0f9f0f406b3ca81fb<text:line-break/></text:p>
            </text:list-item>
          </text:list>
        </text:list-item>
        <text:list-item>
          <text:p text:style-name="P34">_<text:span text:style-name="T27">construct calling __construct<text:line-break/></text:span></text:p>
          <text:list>
            <text:list-item>
              <text:p text:style-name="P35">commit =&gt; <text:span text:style-name="T28">d52cb730aa8d6c39ee9a7f42adba8a2d8a7ba9f6<text:line-break/></text:span></text:p>
            </text:list-item>
          </text:list>
        </text:list-item>
        <text:list-item>
          <text:p text:style-name="P40"><text:span text:style-name="T5">Varien_Object-&gt;</text:span>_addFullNames<text:line-break/></text:p>
          <text:list>
            <text:list-item>
              <text:p text:style-name="P41"><text:span text:style-name="T29">Traced</text:span> execution, not functionality<text:line-break/></text:p>
            </text:list-item>
            <text:list-item>
              <text:p text:style-name="P36">commit =&gt; <text:span text:style-name="T30">3833441bd27fdacd7c2c04fe1147d631640821bf<text:line-break/></text:span></text:p>
            </text:list-item>
          </text:list>
        </text:list-item>
        <text:list-item>
          <text:p text:style-name="P40">Trace Config Model in Mage::run() =&gt; _setConfigModel() =&gt; Mage_Core_Model_Config-&gt;__construct() =&gt; Mage_Core_Model_Config_Base-&gt;__construct() =&gt; Varien_Simplexml_Config-&gt;__construct()<text:line-break/></text:p>
          <text:list>
            <text:list-item>
              <text:p text:style-name="P42"><text:span text:style-name="T29">Traced</text:span> execution, not functionality<text:line-break/></text:p>
            </text:list-item>
            <text:list-item>
              <text:p text:style-name="P37">commit =&gt; <text:span text:style-name="T31">ffcf1e0f73cc1429dbd60c8f86cf0457c614a1f5<text:line-break/></text:span></text:p>
            </text:list-item>
          </text:list>
        </text:list-item>
        <text:list-item>
          <text:p text:style-name="P38">So, basically all events, observers, configuration and related objects which permit relevant operations are stored in Mage::$_events, Mage::$_config<text:line-break/></text:p>
          <text:list>
            <text:list-item>
              <text:p text:style-name="P38">description updated<text:line-break/></text:p>
            </text:list-item>
            <text:list-item>
              <text:p text:style-name="P40"><text:span text:style-name="T6">commit =&gt; </text:span>f59ee359167478d340be58d7c6eebad062be192e<text:line-break/></text:p>
            </text:list-item>
          </text:list>
        </text:list-item>
        <text:list-item>
          <text:p text:style-name="P40">At this point self::$_app-&gt;run() is called, which can be traced separately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adornments="Regular" style:font-family-generic="swiss"/>
    <style:font-face style:name="Lucida Console" svg:font-family="'Lucida Console'" style:font-adornments="Regular" style:font-family-generic="swiss"/>
    <style:font-face style:name="Monospace" svg:font-family="Monospace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ntitled1" style:family="paragraph" style:parent-style-name="Standard" style:class="text">
      <style:text-properties style:font-name="Verdana" fo:font-family="Verdana" style:font-style-name="Regular" style:font-family-generic="swiss" style:font-pitch="variable" style:font-size-asian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ushik </meta:initial-creator>
    <meta:creation-date>2014-02-13T12:44:01</meta:creation-date>
    <meta:generator>LibreOffice/4.2.5.2$Windows_x86 LibreOffice_project/6ff819b65674ae6c83f3cbab9e4a4c2b292a7a94</meta:generator>
    <dc:date>2016-12-14T23:12:26.043000000</dc:date>
    <meta:editing-duration>P2DT19H23M44S</meta:editing-duration>
    <meta:editing-cycles>148</meta:editing-cycles>
    <meta:document-statistic meta:table-count="0" meta:image-count="0" meta:object-count="0" meta:page-count="1" meta:paragraph-count="40" meta:word-count="231" meta:character-count="2342" meta:non-whitespace-character-count="2158"/>
  </office:meta>
</office:document-meta>
</file>